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E000002CAF5CD07CFC504ACB4.png" manifest:media-type="image/png"/>
  <manifest:file-entry manifest:full-path="Pictures/100000010000033E000002CA2C8CD6C7A49B4D28.png" manifest:media-type="image/png"/>
  <manifest:file-entry manifest:full-path="Pictures/100000010000033E000002CADA5D918825EF6D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237" officeooo:paragraph-rsid="000a52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787cm" svg:y="-1.252cm" svg:width="17.503cm" svg:height="11.467cm" draw:z-index="0"><draw:image xlink:href="Pictures/100000010000033E000002CADA5D918825EF6D4C.png" xlink:type="simple" xlink:show="embed" xlink:actuate="onLoad" draw:mime-type="image/png"/></draw:frame></text:p>
      <text:p text:style-name="P1"/>
      <text:p text:style-name="P1"/>
      <text:p text:style-name="P1"><draw:frame draw:style-name="fr1" draw:name="Image2" text:anchor-type="char" svg:x="-0.783cm" svg:y="0.683cm" svg:width="18cm" svg:height="13.979cm" draw:z-index="2"><draw:image xlink:href="Pictures/100000010000033E000002CA2C8CD6C7A49B4D28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783cm" svg:y="3.339cm" svg:width="17cm" svg:height="14.624cm" draw:z-index="1"><draw:image xlink:href="Pictures/100000010000033E000002CAF5CD07CFC504AC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0T10:16:31.218669101</meta:creation-date>
    <meta:print-date>2026-01-30T10:26:05.965378962</meta:print-date>
    <dc:date>2026-01-30T10:26:26.193037852</dc:date>
    <meta:editing-duration>PT1M25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